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45cm" svg:height="3.739cm" draw:transform="skewX (0.000872664625997165) rotate (-1.55247036964896) translate (6.4747126455881cm 3.0970542787545cm)" svg:viewBox="0 0 1146 3740" svg:d="M1146 3645c-79-342-272-1114-338-1883-65-768-9-1204 7-1410 7-108-810-511-814-283-2 227-7 829 83 1652 88 821 182 1367 279 1916 21 173 807 95 783 8z">
          <text:p/>
        </draw:path>
        <draw:path draw:style-name="gr1" draw:text-style-name="P1" draw:layer="layout" svg:width="0.902cm" svg:height="0.661cm" draw:transform="rotate (-2.15687788961459) translate (6.75479114539899cm 3.258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9cm" svg:height="3.714cm" draw:transform="skewX (0.000872664625997166) rotate (-1.55247036964896) translate (6.4333935125281cm 7.0056517824928cm)" svg:viewBox="0 0 1191 3715" svg:d="M1190 3620c-78-342-271-1114-337-1883-65-767-59-1211-43-1418 7-108-806-474-810-246-2 227 39 800 129 1623 87 821 182 1367 278 1915 21 174 808 96 783 9z">
          <text:p/>
        </draw:path>
        <draw:path draw:style-name="gr2" draw:text-style-name="P1" draw:layer="layout" svg:width="1.385cm" svg:height="4.506cm" svg:x="2.573cm" svg:y="3.51cm" svg:viewBox="0 0 1386 4507" svg:d="M96 710c217 323 471 895 590 1216s98 421-14 733-478 1097-644 1425 445 617 614 258 533-1459 638-1802 163-699 20-1041-455-1068-587-1403-834 291-617 614z">
          <text:p/>
        </draw:path>
        <draw:path draw:style-name="gr1" draw:text-style-name="P1" draw:layer="layout" svg:width="0.902cm" svg:height="0.661cm" draw:transform="rotate (-2.15687788961459) translate (3.413791145399cm 3.649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6.73579114539901cm 7.16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398791145399cm 7.602794775129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3:43.709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